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LINE SGP30" table:style-name="ta1">
        <table:table-column table:style-name="co6" table:default-cell-style-name="Default"/>
        <table:table-column table:style-name="co7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VALORES BASELINE MODULOS SGP30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2"/>
          <table:table-cell table:style-name="ce3" office:value-type="string" calcext:value-type="string" table:number-columns-spanned="2" table:number-rows-spanned="1">
            <text:p>eCO2</text:p>
          </table:table-cell>
          <table:covered-table-cell table:style-name="ce14"/>
          <table:table-cell table:style-name="ce3" office:value-type="string" calcext:value-type="string" table:number-columns-spanned="2" table:number-rows-spanned="1">
            <text:p>TVOC</text:p>
          </table:table-cell>
          <table:covered-table-cell table:style-name="ce14"/>
        </table:table-row>
        <table:table-row table:style-name="ro1">
          <table:table-cell table:style-name="ce12" office:value-type="string" calcext:value-type="string">
            <text:p>MODULO</text:p>
          </table:table-cell>
          <table:table-cell table:style-name="ce14" office:value-type="string" calcext:value-type="string">
            <text:p>DEC</text:p>
          </table:table-cell>
          <table:table-cell table:style-name="ce14" office:value-type="string" calcext:value-type="string">
            <text:p>HEX</text:p>
          </table:table-cell>
          <table:table-cell table:style-name="ce14" office:value-type="string" calcext:value-type="string">
            <text:p>DEC</text:p>
          </table:table-cell>
          <table:table-cell table:style-name="ce14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STA-001</text:p>
          </table:table-cell>
          <table:table-cell office:value-type="float" office:value="37634" calcext:value-type="float">
            <text:p>37634</text:p>
          </table:table-cell>
          <table:table-cell table:formula="of:=DEC2HEX([.B6])" office:value-type="string" office:string-value="9302" calcext:value-type="string">
            <text:p>9302</text:p>
          </table:table-cell>
          <table:table-cell office:value-type="float" office:value="37306" calcext:value-type="float">
            <text:p>37306</text:p>
          </table:table-cell>
          <table:table-cell table:formula="of:=DEC2HEX([.D6])" office:value-type="string" office:string-value="91BA" calcext:value-type="string">
            <text:p>91BA</text:p>
          </table:table-cell>
        </table:table-row>
        <table:table-row table:style-name="ro1">
          <table:table-cell office:value-type="string" calcext:value-type="string">
            <text:p>STA-002</text:p>
          </table:table-cell>
          <table:table-cell office:value-type="float" office:value="38519" calcext:value-type="float">
            <text:p>38519</text:p>
          </table:table-cell>
          <table:table-cell table:formula="of:=DEC2HEX([.B7])" office:value-type="string" office:string-value="9677" calcext:value-type="string">
            <text:p>9677</text:p>
          </table:table-cell>
          <table:table-cell office:value-type="float" office:value="37693" calcext:value-type="float">
            <text:p>37693</text:p>
          </table:table-cell>
          <table:table-cell table:formula="of:=DEC2HEX([.D7])" office:value-type="string" office:string-value="933D" calcext:value-type="string">
            <text:p>933D</text:p>
          </table:table-cell>
        </table:table-row>
        <table:table-row table:style-name="ro1">
          <table:table-cell office:value-type="string" calcext:value-type="string">
            <text:p>STA-003</text:p>
          </table:table-cell>
          <table:table-cell office:value-type="float" office:value="38432" calcext:value-type="float">
            <text:p>38432</text:p>
          </table:table-cell>
          <table:table-cell table:formula="of:=DEC2HEX([.B8])" office:value-type="string" office:string-value="9620" calcext:value-type="string">
            <text:p>9620</text:p>
          </table:table-cell>
          <table:table-cell office:value-type="float" office:value="37128" calcext:value-type="float">
            <text:p>37128</text:p>
          </table:table-cell>
          <table:table-cell table:formula="of:=DEC2HEX([.D8])" office:value-type="string" office:string-value="9108" calcext:value-type="string">
            <text:p>9108</text:p>
          </table:table-cell>
        </table:table-row>
        <table:table-row table:style-name="ro1">
          <table:table-cell office:value-type="string" calcext:value-type="string">
            <text:p>STA-004</text:p>
          </table:table-cell>
          <table:table-cell office:value-type="float" office:value="34994" calcext:value-type="float">
            <text:p>34994</text:p>
          </table:table-cell>
          <table:table-cell table:formula="of:=DEC2HEX([.B9])" office:value-type="string" office:string-value="88B2" calcext:value-type="string">
            <text:p>88B2</text:p>
          </table:table-cell>
          <table:table-cell office:value-type="float" office:value="35594" calcext:value-type="float">
            <text:p>35594</text:p>
          </table:table-cell>
          <table:table-cell table:formula="of:=DEC2HEX([.D9])" office:value-type="string" office:string-value="8B0A" calcext:value-type="string">
            <text:p>8B0A</text:p>
          </table:table-cell>
        </table:table-row>
        <table:table-row table:style-name="ro1">
          <table:table-cell office:value-type="string" calcext:value-type="string">
            <text:p>STA-005</text:p>
          </table:table-cell>
          <table:table-cell office:value-type="float" office:value="34119" calcext:value-type="float">
            <text:p>34119</text:p>
          </table:table-cell>
          <table:table-cell table:formula="of:=DEC2HEX([.B10])" office:value-type="string" office:string-value="8547" calcext:value-type="string">
            <text:p>8547</text:p>
          </table:table-cell>
          <table:table-cell office:value-type="float" office:value="34875" calcext:value-type="float">
            <text:p>34875</text:p>
          </table:table-cell>
          <table:table-cell table:formula="of:=DEC2HEX([.D10])" office:value-type="string" office:string-value="883B" calcext:value-type="string">
            <text:p>883B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SUMOS" table:style-name="ta1">
        <table:table-column table:style-name="co3" table:default-cell-style-name="Default"/>
        <table:table-column table:style-name="co4" table:default-cell-style-name="ce15"/>
        <table:table-column table:style-name="co5" table:default-cell-style-name="ce15"/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 table:number-columns-spanned="3" table:number-rows-spanned="1">
            <text:p>CONSUMOS CORRIENTE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COMPONENTE</text:p>
          </table:table-cell>
          <table:table-cell table:style-name="ce14" office:value-type="string" calcext:value-type="string">
            <text:p>NORMAL</text:p>
          </table:table-cell>
          <table:table-cell table:style-name="ce14" office:value-type="string" calcext:value-type="string">
            <text:p>DEEP SLEEP</text:p>
          </table:table-cell>
        </table:table-row>
        <table:table-row table:style-name="ro1"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ESP32 (WIFI activo)</text:p>
          </table:table-cell>
          <table:table-cell office:value-type="string" calcext:value-type="string">
            <text:p>80 – 200 mA</text:p>
          </table:table-cell>
          <table:table-cell office:value-type="string" calcext:value-type="string">
            <text:p>4,6 uA</text:p>
          </table:table-cell>
        </table:table-row>
        <table:table-row table:style-name="ro1">
          <table:table-cell office:value-type="string" calcext:value-type="string">
            <text:p>ESP32 A 80MHz – MODEM SLEEP</text:p>
          </table:table-cell>
          <table:table-cell office:value-type="string" calcext:value-type="string">
            <text:p>30 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gulador HT7833</text:p>
          </table:table-cell>
          <table:table-cell office:value-type="string" calcext:value-type="string">
            <text:p>1,7 uA</text:p>
          </table:table-cell>
          <table:table-cell/>
        </table:table-row>
        <table:table-row table:style-name="ro1">
          <table:table-cell office:value-type="string" calcext:value-type="string">
            <text:p>Sensor BME280</text:p>
          </table:table-cell>
          <table:table-cell office:value-type="string" calcext:value-type="string">
            <text:p>0,46 mA</text:p>
          </table:table-cell>
          <table:table-cell office:value-type="string" calcext:value-type="string">
            <text:p>0,2 uA</text:p>
          </table:table-cell>
        </table:table-row>
        <table:table-row table:style-name="ro1">
          <table:table-cell office:value-type="string" calcext:value-type="string">
            <text:p>Sensor SGP30</text:p>
          </table:table-cell>
          <table:table-cell office:value-type="string" calcext:value-type="string">
            <text:p>45 mA</text:p>
          </table:table-cell>
          <table:table-cell/>
        </table:table-row>
        <table:table-row table:style-name="ro1">
          <table:table-cell office:value-type="string" calcext:value-type="string">
            <text:p>pantalla I2C SSD1306 128x32</text:p>
          </table:table-cell>
          <table:table-cell office:value-type="string" calcext:value-type="string">
            <text:p>4,6 mA</text:p>
          </table:table-cell>
          <table:table-cell office:value-type="string" calcext:value-type="string">
            <text:p>8 uA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6:32:10.4443806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4:48:36.971487372</meta:creation-date>
    <dc:date>2024-02-27T16:33:03.102401385</dc:date>
    <meta:editing-duration>PT28M43S</meta:editing-duration>
    <meta:editing-cycles>6</meta:editing-cycles>
    <meta:generator>LibreOffice/24.2.0.3$Linux_X86_64 LibreOffice_project/420$Build-3</meta:generator>
    <meta:document-statistic meta:table-count="2" meta:cell-count="52" meta:object-count="0"/>
  </office:meta>
</office:document-meta>
</file>